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riddenConfigTests.serviceHasDefaultInjectedValues( @ Autowired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PropertySourceFromSuperclassTests.serviceHasInjectedValues( @ Autowired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ySourceNestedTests.assertServiceHasInjectedValues(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ubleNestedDynamicPropertySourceFromEnclosingClassTests.serviceHasInjectedValues( @ Autowired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ySourceSuperclass.containerProperties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PropertySourceNestedTests.containerProperties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.get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Containe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ySourceNestedTests.serviceHasInjectedValues( @ Autowired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ySourceFromEnclosingClassTests.serviceHasInjectedValues( @ Autowired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Service( @ Value ( "${" + TEST_CONTAINER_IP + ":10.0.0.1}" ) String ip , @ Value ( "${" + TEST_CONTAINER_PORT + ":-999}" )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moContainer.getIp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ySourceFromInterfaceTests.serviceHasInjectedValues( @ Autowired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